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UnstableSepticShock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>#Expected Result: SEPTIC_SH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3:10.649334452</meta:creation-date>
    <dc:date>2020-11-17T21:17:09.167321050</dc:date>
    <meta:editing-duration>PT3M59S</meta:editing-duration>
    <meta:editing-cycles>1</meta:editing-cycles>
    <meta:document-statistic meta:table-count="0" meta:image-count="0" meta:object-count="0" meta:page-count="1" meta:paragraph-count="37" meta:word-count="486" meta:character-count="3013" meta:non-whitespace-character-count="2553"/>
    <meta:generator>LibreOffice/6.0.7.3$Linux_X86_64 LibreOffice_project/00m0$Build-3</meta:generator>
  </office:meta>
</office:document-meta>
</file>